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draw:shadow="visible" draw:shadow-offset-x="0.152cm" draw:shadow-offset-y="0.152cm" draw:shadow-color="#333333"/>
    </style:style>
    <style:style style:name="gr2" style:family="graphic" style:parent-style-name="standard">
      <style:graphic-properties svg:stroke-width="0.152cm" draw:marker-start-width="0.427cm" draw:marker-end-width="0.427cm" draw:fill-color="#e6e6e6" draw:textarea-vertical-align="middle" draw:auto-grow-height="false" fo:padding-top="0.2cm" fo:padding-bottom="0.2cm" fo:padding-left="0.325cm" fo:padding-right="0.325cm" draw:shadow="visible" draw:shadow-offset-x="0.152cm" draw:shadow-offset-y="0.152cm" draw:shadow-color="#333333"/>
    </style:style>
    <style:style style:name="gr3" style:family="graphic" style:parent-style-name="standard">
      <style:graphic-properties svg:stroke-width="0.152cm" draw:marker-start-width="0.427cm" draw:marker-end-width="0.427cm" draw:fill="solid" draw:fill-color="#e6e6e6" draw:textarea-horizontal-align="justify" draw:textarea-vertical-align="middle" draw:auto-grow-height="false" fo:padding-top="0.2cm" fo:padding-bottom="0.2cm" fo:padding-left="0.325cm" fo:padding-right="0.325cm" draw:shadow="visible" draw:shadow-offset-x="0.152cm" draw:shadow-offset-y="0.152cm" draw:shadow-color="#333333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/>
    </style:style>
    <style:style style:name="P3" style:family="paragraph"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family="FreeSans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P5" style:family="paragraph">
      <style:text-properties fo:font-size="18pt" fo:text-shadow="1pt 1pt" style:font-size-asian="18pt" style:font-size-complex="18pt"/>
    </style:style>
    <style:style style:name="T1" style:family="text">
      <style:text-properties fo:font-family="FreeSans" style:font-family-generic="swiss" style:font-pitch="variable"/>
    </style:style>
    <style:style style:name="T2" style:family="text">
      <style:text-properties fo:font-family="FreeSans" style:font-family-generic="swiss" style:font-pitch="variable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font-size="18pt" fo:text-shadow="1pt 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0.635cm" svg:x="4.175cm" svg:y="7.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1.905cm" svg:height="0.635cm" svg:x="4.175cm" svg:y="12.09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54cm" svg:height="1.94cm" svg:x="1.635cm" svg:y="7.015cm">
            <text:p text:style-name="P2">ADC</text:p>
            <text:p text:style-name="P2">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54cm" svg:height="1.94cm" svg:x="1.635cm" svg:y="11.425cm">
            <text:p text:style-name="P2">ADC</text:p>
            <text:p text:style-name="P2">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draw:layer="layout" svg:width="1.905cm" svg:height="0.635cm" svg:x="18.78cm" svg:y="6.0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18.78cm" svg:y="8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18.78cm" svg:y="11.1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18.78cm" svg:y="13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9.255cm" svg:y="6.0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9.255cm" svg:y="8.5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9.255cm" svg:y="11.1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0.635cm" svg:x="9.255cm" svg:y="13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3.175cm" svg:height="12.03cm" svg:x="6.08cm" svg:y="4.175cm">
          <text:p text:style-name="P2">ADC</text:p>
          <text:p text:style-name="P2">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62cm" svg:height="1.905cm" svg:x="11.16cm" svg:y="5.41cm">
          <text:p text:style-name="P2"><text:span text:style-name="T1">Rx Chain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1.905cm" svg:x="11.16cm" svg:y="7.95cm">
          <text:p text:style-name="P2">Rx Chain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1.94cm" svg:x="11.16cm" svg:y="10.49cm">
          <text:p text:style-name="P2">Rx Chain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2cm" svg:height="1.94cm" svg:x="11.16cm" svg:y="13.03cm">
          <text:p text:style-name="P2">Rx Chain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12.03cm" svg:x="20.685cm" svg:y="4.175cm">
          <text:p text:style-name="P2">RX</text:p>
          <text:p text:style-name="P2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4cm" svg:x="15.605cm" svg:y="18.11cm">
          <text:p text:style-name="P2">Serial IO</text:p>
          <text:p text:style-name="P2">(FX2 Com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94cm" svg:x="7.985cm" svg:y="18.11cm">
          <text:p text:style-name="P2">Master 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2.711cm" svg:height="1.259cm" svg:x="7.538cm" svg:y="1.71cm">
          <draw:text-box>
            <text:p text:style-name="P3"><text:span text:style-name="T2">USRP Trigger Module (Top Level)</text:span></text:p>
          </draw:text-box>
        </draw:frame>
        <draw:frame draw:style-name="gr4" draw:text-style-name="P5" draw:layer="layout" svg:width="1.806cm" svg:height="0.962cm" svg:x="24.378cm" svg:y="10.798cm">
          <draw:text-box>
            <text:p><text:span text:style-name="T3">USB</text:span></text:p>
          </draw:text-box>
        </draw:frame>
        <draw:custom-shape draw:style-name="gr1" draw:text-style-name="P1" draw:layer="layout" svg:width="1.905cm" svg:height="0.635cm" svg:x="23.86cm" svg:y="9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7T00:14:39</meta:creation-date>
    <dc:date>2009-03-15T22:16:37</dc:date>
    <meta:editing-duration>PT01H07M57S</meta:editing-duration>
    <meta:editing-cycles>7</meta:editing-cycles>
    <meta:generator>OpenOffice.org/3.0$Linux OpenOffice.org_project/300m15$Build-9379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